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MappingMessageHandler.getMappingComparat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setConversionService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setRouteMatcher( @ Nullable RouteMatcher rout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Condition( Annotated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MappingMessageHandl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MappingMessageHandler.getRo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registerMessagingAdvice( MessagingAdviceBean bea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MappingMessageHandler.MessageMapping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processDestinations( String [ ] destin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MappingMessageHandler.ini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MatchingMapping( CompositeMessageCondition mapping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createExceptionMethodResolverFo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setDecoders( List &lt; ? extends Decoder &lt; ? &gt; &gt;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MappingMessageHandler.getDestina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MappingMessageHandler.handleMatch( CompositeMessageCondition mapping , HandlerMethod handlerMethod ,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MappingMessageHandler.obtainRo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MappingMessageHandler.setValidator( @ Nullable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MessageHandler.getDirectLookupMappings( CompositeMessageCondition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MappingMessageHandler.getMappingForMethod( Method method , Class &lt; ? &gt; handl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MappingMessageHandler.initArgumentResolv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MappingMessageHandler.setEmbeddedValueResolver( StringValu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